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2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0.3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33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1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cm" svg:height="0.7cm" svg:x="5.227cm" svg:y="5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2cm" svg:height="0.7cm" svg:x="5.227cm" svg:y="9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2cm" svg:height="0.7cm" svg:x="5.227cm" svg:y="15.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2cm" svg:height="0.7cm" svg:x="12.956cm" svg:y="5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cm" svg:height="0.7cm" svg:x="12.956cm" svg:y="9.5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12" draw:id="id12" draw:layer="layout" svg:width="2cm" svg:height="0.7cm" draw:transform="rotate (-1.5707963267949) translate (2.749cm 12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1.8cm" svg:height="1.8cm" svg:x="1.499cm" svg:y="6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8cm" svg:height="1.8cm" svg:x="16.276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0.7cm" draw:transform="rotate (-1.5707963267949) translate (10.7cm 6.5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1.7cm" svg:height="2.2cm" svg:x="16.326cm" svg:y="6.4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4" draw:id="id14" draw:layer="layout" svg:width="1.7cm" svg:height="2.2cm" svg:x="9.5cm" svg:y="12.0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.399cm" svg:y1="6.626cm" svg:x2="5.227cm" svg:y2="5.4cm" draw:start-shape="id1" draw:start-glue-point="4" draw:end-shape="id2" draw:end-glue-point="3" svg:d="M2399 6626v-1226h2828" svg:viewBox="0 0 2829 1227">
          <text:p/>
        </draw:connector>
        <draw:connector draw:style-name="gr4" draw:text-style-name="P1" xml:id="id5" draw:id="id5" draw:layer="layout" svg:x1="7.227cm" svg:y1="5.4cm" svg:x2="10.35cm" svg:y2="6.526cm" draw:start-shape="id2" draw:start-glue-point="1" draw:end-shape="id3" draw:end-glue-point="3" svg:d="M7227 5400h3123v1126" svg:viewBox="0 0 3124 1127">
          <text:p/>
        </draw:connector>
        <draw:connector draw:style-name="gr4" draw:text-style-name="P1" draw:layer="layout" svg:x1="12.956cm" svg:y1="5.4cm" svg:x2="10.35cm" svg:y2="5.4cm" draw:start-shape="id4" draw:start-glue-point="3" draw:end-shape="id5" draw:end-glue-point="0" svg:d="M12956 5400h-2606" svg:viewBox="0 0 2607 1">
          <text:p/>
        </draw:connector>
        <draw:connector draw:style-name="gr4" draw:text-style-name="P1" draw:layer="layout" svg:x1="14.956cm" svg:y1="5.4cm" svg:x2="17.176cm" svg:y2="6.426cm" draw:start-shape="id4" draw:start-glue-point="1" draw:end-shape="id6" draw:end-glue-point="4" svg:d="M14956 5400h2220v1026" svg:viewBox="0 0 2221 1027">
          <text:p/>
        </draw:connector>
        <draw:connector draw:style-name="gr4" draw:text-style-name="P1" draw:layer="layout" svg:x1="17.176cm" svg:y1="8.626cm" svg:x2="17.176cm" svg:y2="12.288cm" draw:start-shape="id6" draw:start-glue-point="6" draw:end-shape="id7" draw:end-glue-point="4" svg:d="M17176 8626v3662" svg:viewBox="0 0 1 3663">
          <text:p/>
        </draw:connector>
        <draw:connector draw:style-name="gr4" draw:text-style-name="P1" xml:id="id10" draw:id="id10" draw:layer="layout" svg:x1="10.35cm" svg:y1="8.526cm" svg:x2="12.956cm" svg:y2="9.87cm" draw:start-shape="id3" draw:start-glue-point="1" draw:end-shape="id8" draw:end-glue-point="3" svg:d="M10350 8526v1344h2606" svg:viewBox="0 0 2607 1345">
          <text:p/>
        </draw:connector>
        <draw:connector draw:style-name="gr4" draw:text-style-name="P1" draw:layer="layout" svg:x1="7.227cm" svg:y1="9.87cm" svg:x2="10.35cm" svg:y2="9.87cm" draw:start-shape="id9" draw:start-glue-point="1" draw:end-shape="id10" draw:end-glue-point="0" svg:d="M7227 9870h3123" svg:viewBox="0 0 3124 1">
          <text:p/>
        </draw:connector>
        <draw:connector draw:style-name="gr4" draw:text-style-name="P1" xml:id="id11" draw:id="id11" draw:layer="layout" svg:x1="2.399cm" svg:y1="8.426cm" svg:x2="5.227cm" svg:y2="9.87cm" draw:start-shape="id1" draw:start-glue-point="8" draw:end-shape="id9" draw:end-glue-point="3" svg:d="M2399 8426v1444h2828" svg:viewBox="0 0 2829 1445">
          <text:p/>
        </draw:connector>
        <draw:connector draw:style-name="gr4" draw:text-style-name="P1" draw:layer="layout" svg:x1="2.399cm" svg:y1="9.87cm" svg:x2="2.399cm" svg:y2="12.188cm" draw:start-shape="id11" draw:start-glue-point="0" draw:end-shape="id12" draw:end-glue-point="3" svg:d="M2399 9870v2318" svg:viewBox="0 0 1 2319">
          <text:p/>
        </draw:connector>
        <draw:connector draw:style-name="gr4" draw:text-style-name="P1" draw:layer="layout" svg:x1="2.399cm" svg:y1="14.188cm" svg:x2="5.227cm" svg:y2="16.17cm" draw:start-shape="id12" draw:start-glue-point="1" draw:end-shape="id13" draw:end-glue-point="3" svg:d="M2399 14188v1982h2828" svg:viewBox="0 0 2829 1983">
          <text:p/>
        </draw:connector>
        <draw:connector draw:style-name="gr4" draw:text-style-name="P1" xml:id="id15" draw:id="id15" draw:layer="layout" svg:x1="7.227cm" svg:y1="16.17cm" svg:x2="10.35cm" svg:y2="14.288cm" draw:start-shape="id13" draw:start-glue-point="1" draw:end-shape="id14" draw:end-glue-point="6" svg:d="M7227 16170h3123v-1882" svg:viewBox="0 0 3124 1883">
          <text:p/>
        </draw:connector>
        <draw:connector draw:style-name="gr4" draw:text-style-name="P1" draw:layer="layout" svg:x1="10.35cm" svg:y1="12.088cm" svg:x2="10.35cm" svg:y2="9.87cm" draw:start-shape="id14" draw:start-glue-point="4" draw:end-shape="id10" draw:end-glue-point="0" svg:d="M10350 12088v-2218" svg:viewBox="0 0 1 2219">
          <text:p/>
        </draw:connector>
        <draw:connector draw:style-name="gr4" draw:text-style-name="P1" draw:layer="layout" svg:x1="10.35cm" svg:y1="16.17cm" svg:x2="17.176cm" svg:y2="14.088cm" draw:start-shape="id15" draw:start-glue-point="0" draw:end-shape="id7" draw:end-glue-point="8" svg:d="M10350 16170h6826v-2082" svg:viewBox="0 0 6827 2083">
          <text:p/>
        </draw:connector>
        <draw:line draw:style-name="gr5" draw:text-style-name="P2" draw:layer="layout" svg:x1="15cm" svg:y1="9.9cm" svg:x2="17.2cm" svg:y2="9.9cm">
          <text:p/>
        </draw:line>
        <draw:custom-shape draw:style-name="gr6" draw:text-style-name="P1" draw:layer="layout" svg:width="0.2cm" svg:height="0.2cm" svg:x="10.2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7.101cm" svg:y="5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7.102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0.303cm" svg:y="9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304cm" svg:y="9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0.304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875cm" svg:height="1.673cm" svg:x="1.962cm" svg:y="6.69cm">
          <draw:text-box>
            <text:p>+</text:p>
            <text:p>_</text:p>
          </draw:text-box>
        </draw:frame>
        <draw:frame draw:style-name="gr7" draw:text-style-name="P3" draw:layer="layout" svg:width="0.875cm" svg:height="1.673cm" svg:x="9.963cm" svg:y="12.291cm">
          <draw:text-box>
            <text:p>+</text:p>
            <text:p>_</text:p>
          </draw:text-box>
        </draw:frame>
        <draw:line draw:style-name="gr8" draw:text-style-name="P4" draw:layer="layout" svg:x1="17.2cm" svg:y1="8.3cm" svg:x2="17.2cm" svg:y2="6.8cm">
          <text:p/>
        </draw:line>
        <draw:line draw:style-name="gr8" draw:text-style-name="P4" draw:layer="layout" svg:x1="17.2cm" svg:y1="13.9cm" svg:x2="17.2cm" svg:y2="12.5cm">
          <text:p/>
        </draw:line>
        <draw:frame draw:style-name="gr7" draw:text-style-name="P3" draw:layer="layout" svg:width="0.875cm" svg:height="1.673cm" svg:x="9.063cm" svg:y="6.591cm">
          <draw:text-box>
            <text:p>+</text:p>
            <text:p>_</text:p>
          </draw:text-box>
        </draw:frame>
        <draw:line draw:style-name="gr9" draw:text-style-name="P2" draw:layer="layout" svg:x1="3cm" svg:y1="12.4cm" svg:x2="3cm" svg:y2="14.1cm">
          <text:p/>
        </draw:line>
        <draw:frame draw:style-name="gr10" draw:text-style-name="P3" draw:layer="layout" svg:width="17cm" svg:height="11.6cm" svg:x="1.3cm" svg:y="5cm">
          <draw:text-box>
            <text:p><text:s text:c="23"/></text:p>
            <text:p><text:s text:c="24"/>R1 <text:s text:c="38"/>R2</text:p>
            <text:p/>
            <text:p><text:s text:c="11"/>Va <text:s text:c="26"/>Vb <text:s text:c="6"/>R3 <text:s text:c="6"/></text:p>
            <text:p/>
          </draw:text-box>
        </draw:frame>
        <draw:frame draw:style-name="gr11" draw:text-style-name="P3" draw:layer="layout" svg:width="15cm" svg:height="2.1cm" svg:x="1.4cm" svg:y="9.621cm">
          <draw:text-box>
            <text:p><text:s text:c="23"/></text:p>
            <text:p><text:s text:c="24"/>R4 <text:s text:c="38"/>R5</text:p>
          </draw:text-box>
        </draw:frame>
        <draw:frame draw:style-name="gr12" draw:text-style-name="P3" draw:layer="layout" svg:width="3.816cm" svg:height="1.673cm" svg:x="13.5cm" svg:y="7.616cm">
          <draw:text-box>
            <text:p>Ib = Kb Vb</text:p>
            <text:p/>
          </draw:text-box>
        </draw:frame>
        <draw:frame draw:style-name="gr13" draw:text-style-name="P3" draw:layer="layout" svg:width="3.385cm" svg:height="0.962cm" svg:x="10.994cm" svg:y="13.839cm">
          <draw:text-box>
            <text:p>Vc = Kc Ic</text:p>
          </draw:text-box>
        </draw:frame>
        <draw:frame draw:style-name="gr14" draw:text-style-name="P3" draw:layer="layout" svg:width="1.031cm" svg:height="0.962cm" svg:x="15.306cm" svg:y="12.633cm">
          <draw:text-box>
            <text:p>Id</text:p>
          </draw:text-box>
        </draw:frame>
        <draw:frame draw:style-name="gr15" draw:text-style-name="P3" draw:layer="layout" svg:width="6.3cm" svg:height="2.384cm" svg:x="1.299cm" svg:y="14.146cm">
          <draw:text-box>
            <text:p><text:s text:c="23"/></text:p>
            <text:p><text:s text:c="25"/>R7 <text:s text:c="14"/></text:p>
          </draw:text-box>
        </draw:frame>
        <draw:frame draw:style-name="gr16" draw:text-style-name="P3" draw:layer="layout" svg:width="3.228cm" svg:height="0.962cm" svg:x="1cm" svg:y="12.6cm">
          <draw:text-box>
            <text:p>R6 <text:s text:c="7"/>Ic</text:p>
          </draw:text-box>
        </draw:frame>
        <officeooo:annotation svg:x="0cm" svg:y="0cm">
          <dc:date>2021-03-14T17:30:50</dc:date>
          <text:p/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6:55:39.630384790</meta:creation-date>
    <dc:date>2021-03-17T23:01:15.369743557</dc:date>
    <meta:editing-duration>PT12M41S</meta:editing-duration>
    <meta:editing-cycles>3</meta:editing-cycles>
    <meta:generator>LibreOffice/6.4.6.2$Linux_X86_64 LibreOffice_project/40$Build-2</meta:generator>
    <meta:document-statistic meta:object-count="44"/>
  </office:meta>
</office:document-meta>
</file>